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9654" officeooo:paragraph-rsid="001996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maximum number of relations is 3</text:p>
      <text:p text:style-name="P1">2. the minimum number of relations is 2</text:p>
      <text:p text:style-name="P1">3. dead code is when code is executed in a program, but never used/utilized and wastes time and memory</text:p>
      <text:p text:style-name="P1">4.the maximum number of output statements is 1</text:p>
      <text:p text:style-name="P1">5. I couldn’t get the program to display less than or equal to due to the if else statement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6:42:54.176728360</meta:creation-date>
    <dc:date>2019-10-14T16:51:42.050768687</dc:date>
    <meta:editing-duration>PT8M50S</meta:editing-duration>
    <meta:editing-cycles>1</meta:editing-cycles>
    <meta:document-statistic meta:table-count="0" meta:image-count="0" meta:object-count="0" meta:page-count="1" meta:paragraph-count="5" meta:word-count="62" meta:character-count="319" meta:non-whitespace-character-count="261"/>
    <meta:generator>LibreOffice/6.0.7.3$Linux_X86_64 LibreOffice_project/00m0$Build-3</meta:generator>
  </office:meta>
</office:document-meta>
</file>